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60000030830CE53D56662D30C.png" manifest:media-type="image/png"/>
  <manifest:file-entry manifest:full-path="Pictures/1000000000000256000002408855B508F0DAC775.png" manifest:media-type="image/png"/>
  <manifest:file-entry manifest:full-path="Pictures/10000000000003E60000030877E6750AB84D19B8.png" manifest:media-type="image/png"/>
  <manifest:file-entry manifest:full-path="Pictures/10000000000002560000024032D2F9B6D9B9EB48.png" manifest:media-type="image/png"/>
  <manifest:file-entry manifest:full-path="Pictures/1000000000000256000002409BE3E30FAC45838D.png" manifest:media-type="image/png"/>
  <manifest:file-entry manifest:full-path="Pictures/1000000000000256000002401226E61C6EFDE46A.png" manifest:media-type="image/png"/>
  <manifest:file-entry manifest:full-path="Pictures/100000000000025600000240D493FB45D3ACD5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386cm, 1.058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127cm, 1.296cm, 0.14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27cm, 0.333cm, 0.21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91cm, 0.213cm, 0.2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207cm, 1.191cm, 0.14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132cm, 1.397cm, 0.15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372cm, 0.9cm, 0.10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7" draw:name="Immagine2" text:anchor-type="char" svg:x="2.895cm" svg:y="-0.199cm" svg:width="10.906cm" svg:height="10.056cm" draw:z-index="0"><draw:image xlink:href="Pictures/100000000000025600000240D493FB45D3ACD50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6" draw:name="Immagine1" text:anchor-type="char" svg:x="2.78cm" svg:y="0.319cm" svg:width="11.008cm" svg:height="10.714cm" draw:z-index="1"><draw:image xlink:href="Pictures/1000000000000256000002401226E61C6EFDE46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magine3" text:anchor-type="char" svg:x="2.471cm" svg:y="-0.201cm" svg:width="11.749cm" svg:height="11.299cm" draw:z-index="2"><draw:image xlink:href="Pictures/1000000000000256000002409BE3E30FAC45838D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Immagine5" text:anchor-type="char" svg:x="2.935cm" svg:y="0.427cm" svg:width="11.317cm" svg:height="10.744cm" draw:z-index="4"><draw:image xlink:href="Pictures/10000000000002560000024032D2F9B6D9B9EB4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magine7" text:anchor-type="char" svg:x="2.471cm" svg:y="-0.259cm" svg:width="11.202cm" svg:height="10.774cm" draw:z-index="6"><draw:image xlink:href="Pictures/1000000000000256000002409BE3E30FAC45838D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magine8" text:anchor-type="char" svg:x="2.551cm" svg:y="0.411cm" svg:width="11.247cm" svg:height="10.553cm" draw:z-index="7"><draw:image xlink:href="Pictures/1000000000000256000002408855B508F0DAC77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4" draw:name="Immagine4" text:anchor-type="char" svg:x="1.614cm" svg:y="0.291cm" svg:width="14.212cm" svg:height="10.363cm" draw:z-index="3"><draw:image xlink:href="Pictures/10000000000003E60000030830CE53D56662D30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3" draw:name="Immagine6" text:anchor-type="char" svg:x="2.175cm" svg:y="0.064cm" svg:width="12.732cm" svg:height="9.368cm" draw:z-index="5"><draw:image xlink:href="Pictures/10000000000003E60000030877E6750AB84D19B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3:48:15.907085291</meta:creation-date>
    <dc:date>2024-12-13T00:17:50.962906381</dc:date>
    <meta:editing-duration>PT13H45M53S</meta:editing-duration>
    <meta:editing-cycles>7</meta:editing-cycles>
    <meta:generator>LibreOffice/7.3.7.2$Linux_X86_64 LibreOffice_project/30$Build-2</meta:generator>
    <meta:document-statistic meta:table-count="0" meta:image-count="8" meta:object-count="0" meta:page-count="4" meta:paragraph-count="0" meta:word-count="0" meta:character-count="0" meta:non-whitespace-character-count="0"/>
  </office:meta>
</office:document-meta>
</file>